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Futura(Light)1" svg:font-family="Futura(Light)"/>
    <style:font-face style:name="COCOMAT" svg:font-family="COCOMAT" style:font-pitch="variable"/>
    <style:font-face style:name="COCOMAT1" svg:font-family="COCOMAT" style:font-adornments="Light" style:font-pitch="variable"/>
    <style:font-face style:name="FontAwesome" svg:font-family="FontAwesome" style:font-pitch="variable"/>
    <style:font-face style:name="FreeSans1" svg:font-family="FreeSans" style:font-pitch="variable"/>
    <style:font-face style:name="Futura(Light)" svg:font-family="Futura(Light)" style:font-pitch="variable"/>
    <style:font-face style:name="Liberation Sans1" svg:font-family="'Liberation Sans'" style:font-pitch="variable"/>
    <style:font-face style:name="Lotte Paperfang" svg:font-family="'Lotte Paperfang'" style:font-pitch="variable"/>
    <style:font-face style:name="Lotte Paperfang1" svg:font-family="'Lotte Paperfang'" style:font-adornments="Regular" style:font-pitch="variable"/>
    <style:font-face style:name="Noto Sans CJK SC Regular1" svg:font-family="'Noto Sans CJK SC Regular'" style:font-pitch="variable"/>
    <style:font-face style:name="TeXGyreAdventor" svg:font-family="TeXGyreAdventor" style:font-pitch="variable"/>
    <style:font-face style:name="TeXGyreAdventor1" svg:font-family="TeXGyreAdvento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98cm"/>
    </style:style>
    <style:style style:name="gr2" style:family="graphic" style:parent-style-name="standard">
      <style:graphic-properties draw:stroke="none" svg:stroke-color="#000000" draw:fill="none" fo:min-height="1.147cm"/>
    </style:style>
    <style:style style:name="gr3" style:family="graphic" style:parent-style-name="standard">
      <style:graphic-properties draw:stroke="none" svg:stroke-color="#000000" draw:fill="none" fo:min-height="16.46cm"/>
    </style:style>
    <style:style style:name="gr4" style:family="graphic" style:parent-style-name="standard">
      <style:graphic-properties draw:stroke="none" svg:stroke-color="#000000" draw:fill="none" fo:min-height="15.644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objectwithoutfill">
      <style:graphic-properties svg:stroke-width="0.152cm" svg:stroke-color="#eeeeee" draw:marker-start-width="0.66cm" draw:marker-end-width="0.66cm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203cm" svg:stroke-color="#eeeeee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svg:stroke-color="#eeeeee" draw:fill-color="#eeeeee" draw:textarea-horizontal-align="justify" draw:textarea-vertical-align="middle" draw:auto-grow-height="false" fo:min-height="4.052cm" fo:min-width="21.09cm"/>
    </style:style>
    <style:style style:name="gr9" style:family="graphic" style:parent-style-name="standard">
      <style:graphic-properties draw:stroke="none" svg:stroke-color="#000000" draw:fill="none" draw:fill-color="#ffffff" fo:min-height="2.054cm"/>
    </style:style>
    <style:style style:name="gr10" style:family="graphic" style:parent-style-name="standard">
      <style:graphic-properties draw:stroke="none" svg:stroke-color="#000000" draw:fill="none" draw:fill-color="#ffffff" fo:min-height="0.827cm"/>
    </style:style>
    <style:style style:name="P1" style:family="paragraph">
      <style:paragraph-properties fo:line-height="150%">
        <style:tab-stops/>
      </style:paragraph-properties>
    </style:style>
    <style:style style:name="P2" style:family="paragraph">
      <loext:graphic-properties draw:fill="none" draw:fill-color="#ffffff"/>
      <style:paragraph-properties fo:line-height="150%">
        <style:tab-stops/>
      </style:paragraph-properties>
      <style:text-properties fo:color="#333333" style:font-name="Futura(Light)1" fo:font-size="12pt" style:font-size-asian="12pt" style:font-size-complex="12pt"/>
    </style:style>
    <style:style style:name="P3" style:family="paragraph">
      <loext:graphic-properties draw:fill="none"/>
      <style:text-properties fo:color="#333333" style:font-name="Futura(Light)1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color="#333333" style:font-name="Futura(Light)1" fo:font-size="24pt" style:font-size-asian="24pt" style:font-size-complex="24pt"/>
    </style:style>
    <style:style style:name="P6" style:family="paragraph">
      <style:paragraph-properties fo:line-height="150%" fo:text-align="end">
        <style:tab-stops/>
      </style:paragraph-properties>
    </style:style>
    <style:style style:name="P7" style:family="paragraph">
      <loext:graphic-properties draw:fill="none" draw:fill-color="#ffffff"/>
      <style:paragraph-properties fo:line-height="150%" fo:text-align="end">
        <style:tab-stops/>
      </style:paragraph-properties>
      <style:text-properties fo:color="#333333" style:font-name="Futura(Light)1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color="#333333" style:font-name="Futura(Light)1" fo:font-size="24pt" fo:background-color="transparent" style:font-size-asian="24pt" style:font-size-complex="24pt"/>
    </style:style>
    <style:style style:name="P10" style:family="paragraph">
      <style:paragraph-properties fo:margin-top="0cm" fo:margin-bottom="0cm" fo:line-height="150%" fo:text-align="start">
        <style:tab-stops>
          <style:tab-stop style:position="0.478cm"/>
        </style:tab-stops>
      </style:paragraph-properties>
    </style:style>
    <style:style style:name="P11" style:family="paragraph">
      <style:paragraph-properties fo:margin-left="0.953cm" fo:margin-right="0cm" fo:margin-top="0cm" fo:margin-bottom="0cm" fo:line-height="150%" fo:text-align="start" fo:text-indent="-0.475cm">
        <style:tab-stops>
          <style:tab-stop style:position="0.478cm"/>
        </style:tab-stops>
      </style:paragraph-properties>
    </style:style>
    <style:style style:name="P12" style:family="paragraph">
      <style:paragraph-properties fo:margin-top="0.356cm" fo:margin-bottom="0cm" fo:line-height="150%" fo:text-align="start">
        <style:tab-stops>
          <style:tab-stop style:position="0.478cm"/>
        </style:tab-stops>
      </style:paragraph-properties>
    </style:style>
    <style:style style:name="P13" style:family="paragraph">
      <style:paragraph-properties fo:margin-left="0.475cm" fo:margin-right="0cm" fo:margin-top="0cm" fo:margin-bottom="0cm" fo:line-height="150%" fo:text-align="start" fo:text-indent="0cm">
        <style:tab-stops>
          <style:tab-stop style:position="0.478cm"/>
        </style:tab-stops>
      </style:paragraph-properties>
    </style:style>
    <style:style style:name="P14" style:family="paragraph">
      <loext:graphic-properties draw:fill="none"/>
      <style:paragraph-properties fo:margin-left="0.475cm" fo:margin-right="0cm" fo:margin-top="0cm" fo:margin-bottom="0cm" fo:line-height="150%" fo:text-align="start" fo:text-indent="0.635cm">
        <style:tab-stops>
          <style:tab-stop style:position="0.478cm"/>
        </style:tab-stops>
      </style:paragraph-properties>
      <style:text-properties fo:color="#333333" style:font-name="Futura(Light)1" fo:font-size="12pt" style:font-size-asian="12pt" style:font-size-complex="12pt"/>
    </style:style>
    <style:style style:name="P15" style:family="paragraph">
      <style:paragraph-properties fo:margin-top="0.254cm" fo:margin-bottom="0cm" fo:line-height="100%" fo:text-align="end">
        <style:tab-stops/>
      </style:paragraph-properties>
    </style:style>
    <style:style style:name="P16" style:family="paragraph">
      <loext:graphic-properties draw:fill="none"/>
      <style:paragraph-properties fo:margin-top="0.254cm" fo:margin-bottom="0cm" fo:line-height="100%" fo:text-align="end">
        <style:tab-stops/>
      </style:paragraph-properties>
      <style:text-properties fo:color="#333333" style:font-name="Futura(Light)1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end"/>
      <style:text-properties fo:color="#111111" style:font-name="Futura(Light)1" fo:font-size="10pt" style:font-size-asian="10pt" style:font-size-complex="1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COCOMAT1" fo:font-size="54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style:font-name="COCOMAT1" fo:font-size="16pt" fo:font-weight="250" style:font-size-asian="18pt" style:font-size-complex="18pt"/>
    </style:style>
    <style:style style:name="T1" style:family="text">
      <style:text-properties fo:color="#333333" style:font-name="FontAwesome2" fo:font-size="12pt" style:font-name-asian="FontAwesome2" style:font-size-asian="12pt" style:font-name-complex="FontAwesome2" style:font-size-complex="12pt"/>
    </style:style>
    <style:style style:name="T2" style:family="text">
      <style:text-properties fo:color="#333333" style:font-name="Futura(Light)1" fo:font-size="12pt" style:font-size-asian="12pt" style:font-size-complex="12pt"/>
    </style:style>
    <style:style style:name="T3" style:family="text">
      <style:text-properties fo:color="#333333" style:font-name="Futura(Light)1" fo:font-size="24pt" style:font-size-asian="24pt" style:font-size-complex="24pt"/>
    </style:style>
    <style:style style:name="T4" style:family="text">
      <style:text-properties fo:color="#333333" style:font-name="Futura(Light)1" fo:font-size="24pt" fo:background-color="transparent" style:font-size-asian="24pt" style:font-size-complex="24pt"/>
    </style:style>
    <style:style style:name="T5" style:family="text">
      <style:text-properties fo:color="#333333" style:font-name="Futura(Light)1" fo:font-size="16pt" style:font-size-asian="16pt" style:font-size-complex="16pt"/>
    </style:style>
    <style:style style:name="T6" style:family="text">
      <style:text-properties fo:color="#111111" style:font-name="Futura(Light)1" fo:font-size="10pt" style:font-size-asian="10pt" style:font-size-complex="10pt"/>
    </style:style>
    <style:style style:name="T7" style:family="text">
      <style:text-properties style:font-name="Lotte Paperfang1" fo:font-size="40pt" style:font-size-asian="18pt" style:font-size-complex="18pt"/>
    </style:style>
    <style:style style:name="T8" style:family="text">
      <style:text-properties style:font-name="TeXGyreAdventor1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47cm" svg:height="3.048cm" svg:x="2.037cm" svg:y="24.241cm">
          <draw:text-box>
            <text:p text:style-name="P1"><text:span text:style-name="T1"></text:span><text:span text:style-name="T2"> </text:span><text:span text:style-name="T2">lara.janecka@gmail.com</text:span></text:p>
            <text:p text:style-name="P1"><text:span text:style-name="T2"> </text:span><text:span text:style-name="T2">(226)808-1141</text:span></text:p>
            <text:p text:style-name="P1"><text:span text:style-name="T2"> </text:span><text:span text:style-name="T2">larajanecka.ca</text:span></text:p>
            <text:p text:style-name="P1"><text:span text:style-name="T2"> </text:span><text:span text:style-name="T2">github.com/larajanecka</text:span></text:p>
          </draw:text-box>
        </draw:frame>
        <draw:frame draw:style-name="gr2" draw:text-style-name="P3" draw:layer="layout" svg:width="7.512cm" svg:height="1.397cm" svg:x="2.013cm" svg:y="22.982cm">
          <draw:text-box>
            <text:p><text:span text:style-name="T3">Contact</text:span></text:p>
          </draw:text-box>
        </draw:frame>
        <draw:frame draw:style-name="gr2" draw:text-style-name="P5" draw:layer="layout" svg:width="7.512cm" svg:height="1.397cm" svg:x="12.013cm" svg:y="22.983cm">
          <draw:text-box>
            <text:p text:style-name="P4"><text:span text:style-name="T3">Fun Facts</text:span></text:p>
          </draw:text-box>
        </draw:frame>
        <draw:frame draw:style-name="gr1" draw:text-style-name="P7" draw:layer="layout" svg:width="7.747cm" svg:height="3.048cm" svg:x="11.838cm" svg:y="24.342cm">
          <draw:text-box>
            <text:p text:style-name="P6"><text:span text:style-name="T2">Black belt in Karate</text:span></text:p>
            <text:p text:style-name="P6"><text:span text:style-name="T2">Launched rockets with NASA</text:span></text:p>
            <text:p text:style-name="P6"><text:span text:style-name="T2">Mythology nerd</text:span></text:p>
            <text:p text:style-name="P6"><text:span text:style-name="T2">Much funnier in person</text:span></text:p>
          </draw:text-box>
        </draw:frame>
        <draw:frame draw:style-name="gr2" draw:text-style-name="P5" draw:layer="layout" svg:width="7.512cm" svg:height="1.397cm" svg:x="12.013cm" svg:y="4.584cm">
          <draw:text-box>
            <text:p text:style-name="P4"><text:span text:style-name="T3">Skills</text:span></text:p>
          </draw:text-box>
        </draw:frame>
        <draw:frame draw:style-name="gr2" draw:text-style-name="P9" draw:layer="layout" svg:width="7.512cm" svg:height="1.397cm" svg:x="2.113cm" svg:y="4.585cm">
          <draw:text-box>
            <text:p text:style-name="P8"><text:span text:style-name="T4">Experience</text:span></text:p>
          </draw:text-box>
        </draw:frame>
        <draw:frame draw:style-name="gr3" draw:text-style-name="P14" draw:layer="layout" svg:width="12.827cm" svg:height="16.71cm" svg:x="2.032cm" svg:y="5.999cm">
          <draw:text-box>
            <text:p text:style-name="P10"><text:span text:style-name="T5">Zazzle </text:span></text:p>
            <text:p text:style-name="P11"><text:span text:style-name="T2"> <text:s/></text:span><text:span text:style-name="T2">Built API endpoint and converted existing UI to use it</text:span></text:p>
            <text:p text:style-name="P11"><text:span text:style-name="T2"> <text:s/></text:span><text:span text:style-name="T2">Added features to iOS app</text:span></text:p>
            <text:p text:style-name="P11"><text:span text:style-name="T2"> <text:s/></text:span><text:span text:style-name="T2">Brought Android app up to feature parity to iOS app</text:span></text:p>
            <text:p text:style-name="P12"><text:span text:style-name="T5">Extreme Networks</text:span></text:p>
            <text:p text:style-name="P11"><text:span text:style-name="T2"> <text:s/></text:span><text:span text:style-name="T2">Created jQuery class-based tool for credential generation algorithms</text:span></text:p>
            <text:p text:style-name="P11"><text:span text:style-name="T2"> <text:s/></text:span><text:span text:style-name="T2">Expanded Angular tool simulating network signals </text:span></text:p>
            <text:p text:style-name="P11"><text:span text:style-name="T2"> <text:s/></text:span><text:span text:style-name="T2">Wrote test suite in Jasmine to expand coverage</text:span></text:p>
            <text:p text:style-name="P12"><text:span text:style-name="T5">Auvik</text:span></text:p>
            <text:p text:style-name="P11"><text:span text:style-name="T2"> <text:s/></text:span><text:span text:style-name="T2">Expanded data representation with Backbone and D3</text:span></text:p>
            <text:p text:style-name="P11"><text:span text:style-name="T2"> <text:s/></text:span><text:span text:style-name="T2">PDF creation from d3-generated network topology map for client download</text:span></text:p>
            <text:p text:style-name="P12"><text:span text:style-name="T5">Auvik</text:span></text:p>
            <text:p text:style-name="P11"><text:span text:style-name="T2"> <text:s/></text:span><text:span text:style-name="T2">Built network simulator for SNMP traffic to stabilize internal tests</text:span></text:p>
            <text:p text:style-name="P11"><text:span text:style-name="T2"> <text:s/></text:span><text:span text:style-name="T2">Added password encryption to database interactions</text:span></text:p>
            <text:p text:style-name="P12"><text:span text:style-name="T5">Masstech</text:span></text:p>
            <text:p text:style-name="P13"><text:span text:style-name="T2"> <text:s/></text:span><text:span text:style-name="T2">Built front end test automation with Selenium</text:span></text:p>
          </draw:text-box>
        </draw:frame>
        <draw:frame draw:style-name="gr4" draw:text-style-name="P16" draw:layer="layout" svg:width="5.959cm" svg:height="15.894cm" svg:x="13.6cm" svg:y="6.099cm">
          <draw:text-box>
            <text:p text:style-name="P15"><text:span text:style-name="T2">HTML/CSS/LESS</text:span></text:p>
            <text:p text:style-name="P15"><text:span text:style-name="T2">Javascript</text:span></text:p>
            <text:p text:style-name="P15"><text:span text:style-name="T2">Git</text:span></text:p>
            <text:p text:style-name="P15"><text:span text:style-name="T2">Java/Scala</text:span></text:p>
            <text:p text:style-name="P15"><text:span text:style-name="T2">C/C++</text:span></text:p>
            <text:p text:style-name="P15"><text:span text:style-name="T2">Selenium</text:span></text:p>
            <text:p text:style-name="P15"><text:span text:style-name="T2">Python</text:span></text:p>
            <text:p text:style-name="P15"><text:span text:style-name="T2">Backbone/Backgrid</text:span></text:p>
            <text:p text:style-name="P15"><text:span text:style-name="T2">Knockout</text:span></text:p>
            <text:p text:style-name="P15"><text:span text:style-name="T2">Angular</text:span></text:p>
            <text:p text:style-name="P15"><text:span text:style-name="T2">React</text:span></text:p>
            <text:p text:style-name="P15"><text:span text:style-name="T2">OpenLayers</text:span></text:p>
            <text:p text:style-name="P15"><text:span text:style-name="T2">d3</text:span></text:p>
            <text:p text:style-name="P15"><text:span text:style-name="T2">ThreeJs</text:span></text:p>
            <text:p text:style-name="P15"><text:span text:style-name="T2">Bootstrap</text:span></text:p>
            <text:p text:style-name="P15"><text:span text:style-name="T2">Jquery</text:span></text:p>
            <text:p text:style-name="P15"><text:span text:style-name="T2">Underscore</text:span></text:p>
            <text:p text:style-name="P15"><text:span text:style-name="T2">Android</text:span></text:p>
            <text:p text:style-name="P15"><text:span text:style-name="T2">IOS</text:span></text:p>
            <text:p text:style-name="P15"><text:span text:style-name="T2">Swift</text:span></text:p>
            <text:p text:style-name="P15"><text:span text:style-name="T2">Meteor</text:span></text:p>
          </draw:text-box>
        </draw:frame>
        <draw:frame draw:style-name="gr5" draw:text-style-name="P17" draw:layer="layout" svg:width="3.429cm" svg:height="0.762cm" svg:x="11.476cm" svg:y="6.218cm">
          <draw:text-box>
            <text:p text:style-name="P4"><text:span text:style-name="T6">Jan-Apr 2016</text:span></text:p>
          </draw:text-box>
        </draw:frame>
        <draw:frame draw:style-name="gr5" draw:text-style-name="P17" draw:layer="layout" svg:width="3.429cm" svg:height="0.762cm" svg:x="11.477cm" svg:y="9.718cm">
          <draw:text-box>
            <text:p text:style-name="P4"><text:span text:style-name="T6">May-Aug 2015</text:span></text:p>
          </draw:text-box>
        </draw:frame>
        <draw:frame draw:style-name="gr5" draw:text-style-name="P17" draw:layer="layout" svg:width="3.429cm" svg:height="0.762cm" svg:x="11.477cm" svg:y="14.118cm">
          <draw:text-box>
            <text:p text:style-name="P4"><text:span text:style-name="T6">Sept-Dec 2014</text:span></text:p>
          </draw:text-box>
        </draw:frame>
        <draw:frame draw:style-name="gr5" draw:text-style-name="P17" draw:layer="layout" svg:width="3.429cm" svg:height="0.762cm" svg:x="11.478cm" svg:y="21.218cm">
          <draw:text-box>
            <text:p text:style-name="P4"><text:span text:style-name="T6">May-Aug 2013</text:span></text:p>
          </draw:text-box>
        </draw:frame>
        <draw:frame draw:style-name="gr5" draw:text-style-name="P17" draw:layer="layout" svg:width="3.429cm" svg:height="0.762cm" svg:x="11.479cm" svg:y="17.718cm">
          <draw:text-box>
            <text:p text:style-name="P4"><text:span text:style-name="T6">Jan-Apr 2014</text:span></text:p>
          </draw:text-box>
        </draw:frame>
        <draw:line draw:style-name="gr6" draw:text-style-name="P18" draw:layer="layout" svg:x1="2.032cm" svg:y1="5.953cm" svg:x2="2.032cm" svg:y2="22.59cm">
          <text:p/>
        </draw:line>
        <draw:line draw:style-name="gr6" draw:text-style-name="P18" draw:layer="layout" svg:x1="19.558cm" svg:y1="5.953cm" svg:x2="19.558cm" svg:y2="21.955cm">
          <text:p/>
        </draw:line>
        <draw:line draw:style-name="gr7" draw:text-style-name="P18" draw:layer="layout" svg:x1="2.032cm" svg:y1="6.461cm" svg:x2="0.508cm" svg:y2="6.461cm">
          <text:p/>
        </draw:line>
        <draw:line draw:style-name="gr7" draw:text-style-name="P18" draw:layer="layout" svg:x1="1.97cm" svg:y1="9.961cm" svg:x2="0.446cm" svg:y2="9.961cm">
          <text:p/>
        </draw:line>
        <draw:line draw:style-name="gr7" draw:text-style-name="P18" draw:layer="layout" svg:x1="2.008cm" svg:y1="14.361cm" svg:x2="0.484cm" svg:y2="14.361cm">
          <text:p/>
        </draw:line>
        <draw:line draw:style-name="gr7" draw:text-style-name="P18" draw:layer="layout" svg:x1="1.946cm" svg:y1="17.861cm" svg:x2="0.422cm" svg:y2="17.861cm">
          <text:p/>
        </draw:line>
        <draw:line draw:style-name="gr7" draw:text-style-name="P18" draw:layer="layout" svg:x1="1.984cm" svg:y1="21.461cm" svg:x2="0.46cm" svg:y2="21.461cm">
          <text:p/>
        </draw:line>
        <draw:line draw:style-name="gr7" draw:text-style-name="P18" draw:layer="layout" svg:x1="21.082cm" svg:y1="7.261cm" svg:x2="19.558cm" svg:y2="7.261cm">
          <text:p/>
        </draw:line>
        <draw:line draw:style-name="gr7" draw:text-style-name="P18" draw:layer="layout" svg:x1="21.02cm" svg:y1="8.761cm" svg:x2="19.496cm" svg:y2="8.761cm">
          <text:p/>
        </draw:line>
        <draw:line draw:style-name="gr7" draw:text-style-name="P18" draw:layer="layout" svg:x1="21.058cm" svg:y1="9.461cm" svg:x2="19.534cm" svg:y2="9.461cm">
          <text:p/>
        </draw:line>
        <draw:line draw:style-name="gr7" draw:text-style-name="P18" draw:layer="layout" svg:x1="21.082cm" svg:y1="13.192cm" svg:x2="19.558cm" svg:y2="13.192cm">
          <text:p/>
        </draw:line>
        <draw:line draw:style-name="gr7" draw:text-style-name="P18" draw:layer="layout" svg:x1="21.155cm" svg:y1="17.764cm" svg:x2="19.631cm" svg:y2="17.764cm">
          <text:p/>
        </draw:line>
        <draw:line draw:style-name="gr7" draw:text-style-name="P18" draw:layer="layout" svg:x1="20.574cm" svg:y1="18.464cm" svg:x2="19.569cm" svg:y2="18.464cm">
          <text:p/>
        </draw:line>
        <draw:line draw:style-name="gr7" draw:text-style-name="P18" draw:layer="layout" svg:x1="20.572cm" svg:y1="19.264cm" svg:x2="19.567cm" svg:y2="19.264cm">
          <text:p/>
        </draw:line>
        <draw:line draw:style-name="gr7" draw:text-style-name="P18" draw:layer="layout" svg:x1="20.57cm" svg:y1="19.964cm" svg:x2="19.565cm" svg:y2="19.964cm">
          <text:p/>
        </draw:line>
        <draw:line draw:style-name="gr7" draw:text-style-name="P18" draw:layer="layout" svg:x1="20.57cm" svg:y1="11.764cm" svg:x2="19.565cm" svg:y2="11.764cm">
          <text:p/>
        </draw:line>
        <draw:line draw:style-name="gr7" draw:text-style-name="P18" draw:layer="layout" svg:x1="20.568cm" svg:y1="7.964cm" svg:x2="19.563cm" svg:y2="7.964cm">
          <text:p/>
        </draw:line>
        <draw:line draw:style-name="gr7" draw:text-style-name="P18" draw:layer="layout" svg:x1="20.566cm" svg:y1="6.464cm" svg:x2="19.561cm" svg:y2="6.464cm">
          <text:p/>
        </draw:line>
        <draw:line draw:style-name="gr7" draw:text-style-name="P18" draw:layer="layout" svg:x1="20.563cm" svg:y1="15.478cm" svg:x2="19.558cm" svg:y2="15.478cm">
          <text:p/>
        </draw:line>
        <draw:line draw:style-name="gr7" draw:text-style-name="P18" draw:layer="layout" svg:x1="20.561cm" svg:y1="17.078cm" svg:x2="19.556cm" svg:y2="17.078cm">
          <text:p/>
        </draw:line>
        <draw:line draw:style-name="gr7" draw:text-style-name="P18" draw:layer="layout" svg:x1="20.559cm" svg:y1="14.778cm" svg:x2="19.554cm" svg:y2="14.778cm">
          <text:p/>
        </draw:line>
        <draw:line draw:style-name="gr7" draw:text-style-name="P18" draw:layer="layout" svg:x1="20.066cm" svg:y1="10.271cm" svg:x2="19.558cm" svg:y2="10.271cm">
          <text:p/>
        </draw:line>
        <draw:line draw:style-name="gr7" draw:text-style-name="P18" draw:layer="layout" svg:x1="20.112cm" svg:y1="10.971cm" svg:x2="19.604cm" svg:y2="10.971cm">
          <text:p/>
        </draw:line>
        <draw:line draw:style-name="gr7" draw:text-style-name="P18" draw:layer="layout" svg:x1="20.058cm" svg:y1="12.471cm" svg:x2="19.55cm" svg:y2="12.471cm">
          <text:p/>
        </draw:line>
        <draw:line draw:style-name="gr7" draw:text-style-name="P18" draw:layer="layout" svg:x1="20.104cm" svg:y1="13.971cm" svg:x2="19.596cm" svg:y2="13.971cm">
          <text:p/>
        </draw:line>
        <draw:line draw:style-name="gr7" draw:text-style-name="P18" draw:layer="layout" svg:x1="20.05cm" svg:y1="16.171cm" svg:x2="19.542cm" svg:y2="16.171cm">
          <text:p/>
        </draw:line>
        <draw:custom-shape draw:style-name="gr8" draw:text-style-name="P19" draw:layer="layout" svg:width="21.59cm" svg:height="4.30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21.59cm" svg:height="2.304cm" svg:x="0.1cm" svg:y="0.619cm">
          <draw:text-box>
            <text:p text:style-name="P20"><text:span text:style-name="T7">LARA JANECKA</text:span></text:p>
          </draw:text-box>
        </draw:frame>
        <draw:frame draw:style-name="gr10" draw:text-style-name="P22" draw:layer="layout" svg:width="21.717cm" svg:height="1.077cm" svg:x="0cm" svg:y="2.624cm">
          <draw:text-box>
            <text:p text:style-name="P20"><text:span text:style-name="T8">University of Waterloo Software Engineering 4A</text:span></text:p>
          </draw:text-box>
        </draw:frame>
        <draw:line draw:style-name="gr7" draw:text-style-name="P18" draw:layer="layout" svg:x1="20.568cm" svg:y1="20.764cm" svg:x2="19.563cm" svg:y2="20.764cm">
          <text:p/>
        </draw:line>
        <draw:line draw:style-name="gr7" draw:text-style-name="P18" draw:layer="layout" svg:x1="20.566cm" svg:y1="21.464cm" svg:x2="19.561cm" svg:y2="21.4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Futura(Light)1" svg:font-family="Futura(Light)"/>
    <style:font-face style:name="COCOMAT" svg:font-family="COCOMAT" style:font-pitch="variable"/>
    <style:font-face style:name="COCOMAT1" svg:font-family="COCOMAT" style:font-adornments="Light" style:font-pitch="variable"/>
    <style:font-face style:name="FontAwesome" svg:font-family="FontAwesome" style:font-pitch="variable"/>
    <style:font-face style:name="FreeSans1" svg:font-family="FreeSans" style:font-pitch="variable"/>
    <style:font-face style:name="Futura(Light)" svg:font-family="Futura(Light)" style:font-pitch="variable"/>
    <style:font-face style:name="Liberation Sans1" svg:font-family="'Liberation Sans'" style:font-pitch="variable"/>
    <style:font-face style:name="Lotte Paperfang" svg:font-family="'Lotte Paperfang'" style:font-pitch="variable"/>
    <style:font-face style:name="Lotte Paperfang1" svg:font-family="'Lotte Paperfang'" style:font-adornments="Regular" style:font-pitch="variable"/>
    <style:font-face style:name="Noto Sans CJK SC Regular1" svg:font-family="'Noto Sans CJK SC Regular'" style:font-pitch="variable"/>
    <style:font-face style:name="TeXGyreAdventor" svg:font-family="TeXGyreAdventor" style:font-pitch="variable"/>
    <style:font-face style:name="TeXGyreAdventor1" svg:font-family="TeXGyreAdvento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1:49:33.389426620</meta:creation-date>
    <dc:date>2016-05-15T15:30:21.896503323</dc:date>
    <meta:editing-duration>PT1H28M5S</meta:editing-duration>
    <meta:editing-cycles>14</meta:editing-cycles>
    <meta:generator>LibreOffice/5.1.2.2$Linux_X86_64 LibreOffice_project/10m0$Build-2</meta:generator>
    <meta:document-statistic meta:object-count="44"/>
  </office:meta>
</office:document-meta>
</file>